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3698a" officeooo:paragraph-rsid="0033698a"/>
    </style:style>
    <style:style style:name="P2" style:family="paragraph" style:parent-style-name="Text_20_body">
      <style:paragraph-properties fo:margin-top="0.199cm" fo:margin-bottom="0.101cm" loext:contextual-spacing="false"/>
      <style:text-properties officeooo:rsid="002e675c"/>
    </style:style>
    <style:style style:name="P3" style:family="paragraph" style:parent-style-name="Text_20_body">
      <style:paragraph-properties fo:margin-top="0.199cm" fo:margin-bottom="0.101cm" loext:contextual-spacing="false"/>
      <style:text-properties officeooo:rsid="002e675c" officeooo:paragraph-rsid="0035a239"/>
    </style:style>
    <style:style style:name="P4" style:family="paragraph" style:parent-style-name="Heading_20_1" style:master-page-name="Right_20_Page">
      <style:paragraph-properties style:page-number="auto"/>
      <style:text-properties officeooo:rsid="0035a239" officeooo:paragraph-rsid="0035a239"/>
    </style:style>
    <style:style style:name="P5" style:family="paragraph" style:parent-style-name="Heading_20_3">
      <style:paragraph-properties fo:margin-top="0.199cm" fo:margin-bottom="0.101cm" loext:contextual-spacing="false"/>
      <style:text-properties officeooo:rsid="002e675c"/>
    </style:style>
    <style:style style:name="P6" style:family="paragraph" style:parent-style-name="Heading_20_3">
      <style:text-properties officeooo:paragraph-rsid="0035a239"/>
    </style:style>
    <style:style style:name="P7" style:family="paragraph" style:parent-style-name="Heading_20_3">
      <style:paragraph-properties fo:margin-top="6.9cm" fo:margin-bottom="0.25cm" loext:contextual-spacing="false"/>
    </style:style>
    <style:style style:name="T1" style:family="text">
      <style:text-properties officeooo:rsid="0035a239"/>
    </style:style>
    <style:style style:name="T2" style:family="text">
      <style:text-properties officeooo:rsid="0037a7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I Will Follow You Into The Dark</text:h>
      <text:p text:style-name="Heading_20_2">(<text:span text:style-name="T1">Death Cab for Cutie</text:span>)</text:p>
      <text:p text:style-name="P1">Capo <text:span text:style-name="T1">3 (Capo 5 original)</text:span></text:p>
      <text:p text:style-name="P5">[<text:span text:style-name="T1">INTRO</text:span>]</text:p>
      <text:p text:style-name="P3">Am <text:s/>C <text:s/>F <text:s/>C <text:s/>G/B <text:s text:c="6"/>Am <text:s/>C <text:s/>G</text:p>
      <text:p text:style-name="P2">Am <text:s/>C <text:s/>E <text:s/>Am <text:s/>Am/G <text:s/>F <text:s/>Fm <text:s/>C/G</text:p>
      <text:p text:style-name="Heading_20_3">[<text:span text:style-name="T1">VERSE 1</text:span>]</text:p>
      <text:p text:style-name="P3">C/G <text:s text:c="18"/>Am/E</text:p>
      <text:p text:style-name="P3">Love of mine, someday you will die,</text:p>
      <text:p text:style-name="P3"><text:s text:c="12"/>F <text:s text:c="24"/>C <text:s text:c="11"/>G</text:p>
      <text:p text:style-name="P3">but I'll be close behind; I'll follow you into the dark</text:p>
      <text:p text:style-name="P3"><text:s text:c="3"/>C/G <text:s text:c="25"/>Am/E</text:p>
      <text:p text:style-name="P3">No blinding light or tunnels to gates of white,</text:p>
      <text:p text:style-name="P2"><text:s text:c="15"/>F</text:p>
      <text:p text:style-name="P2">just our hands clasped so tight</text:p>
      <text:p text:style-name="P2"><text:s text:c="8"/>C <text:s text:c="16"/>G</text:p>
      <text:p text:style-name="P2">waiting for the hint of a spark</text:p>
      <text:p text:style-name="Heading_20_3">[<text:span text:style-name="T1">CHORUS</text:span>]</text:p>
      <text:p text:style-name="P3"><text:s text:c="3"/>Am <text:s text:c="14"/>C <text:s text:c="14"/>F <text:s text:c="13"/>C <text:s/>G</text:p>
      <text:p text:style-name="P3">If heaven and hell decide that they both are satisfied</text:p>
      <text:p text:style-name="P2"><text:s text:c="2"/>Am <text:s text:c="10"/>C <text:s text:c="13"/>G</text:p>
      <text:p text:style-name="P2">illuminate the "no"s on their vacancy signs</text:p>
      <text:p text:style-name="P2"><text:s text:c="5"/>Am <text:s text:c="13"/>C <text:s text:c="16"/>E <text:s text:c="5"/>Am <text:s text:c="2"/>Am/G</text:p>
      <text:p text:style-name="P2">If there's no one beside you when your soul embarks</text:p>
      <text:p text:style-name="P2"><text:s text:c="5"/>F <text:s text:c="10"/>Fm <text:s text:c="10"/>C/G</text:p>
      <text:p text:style-name="P2">then I'll follow you into the dark.</text:p>
      <text:p text:style-name="P6"><text:soft-page-break/>[<text:span text:style-name="T1">VERSE 2</text:span>]</text:p>
      <text:p text:style-name="P3"><text:s text:c="3"/>C/G <text:s text:c="27"/>Am/E</text:p>
      <text:p text:style-name="P3">In Catholic school, as vicious as Roman rule,</text:p>
      <text:p text:style-name="P3"><text:s text:c="10"/>F <text:s text:c="19"/>C <text:s text:c="7"/>G</text:p>
      <text:p text:style-name="P3">I got my knuckles bruised by a lady in black.</text:p>
      <text:p text:style-name="P3"><text:s text:c="6"/>C/G <text:s text:c="18"/>Am/E</text:p>
      <text:p text:style-name="P3">And I held my tongue as she told me "Son, </text:p>
      <text:p text:style-name="P3"><text:s text:c="12"/>F <text:s text:c="19"/>C <text:s text:c="9"/>G</text:p>
      <text:p text:style-name="P3">fear is the heart of love". So I never went back.</text:p>
      <text:p text:style-name="P6">[<text:span text:style-name="T1">CHORUS</text:span>]</text:p>
      <text:p text:style-name="P3"><text:s text:c="3"/>Am <text:s text:c="14"/>C <text:s text:c="14"/>F <text:s text:c="13"/>C <text:s/>G</text:p>
      <text:p text:style-name="P3">If heaven and hell decide that they both are satisfied</text:p>
      <text:p text:style-name="P3"><text:s text:c="2"/>Am <text:s text:c="10"/>C <text:s text:c="13"/>G</text:p>
      <text:p text:style-name="P3">illuminate the "no"s on their vacancy signs</text:p>
      <text:p text:style-name="P3"><text:s text:c="5"/>Am <text:s text:c="13"/>C <text:s text:c="16"/>E <text:s text:c="5"/>Am <text:s text:c="2"/>Am/G</text:p>
      <text:p text:style-name="P3">If there's no one beside you when your soul embarks</text:p>
      <text:p text:style-name="P3"><text:s text:c="5"/>F <text:s text:c="10"/>Fm <text:s text:c="10"/>C/G</text:p>
      <text:p text:style-name="P3">then I'll follow you into the dark.</text:p>
      <text:p text:style-name="P7"><text:soft-page-break/>[<text:span text:style-name="T1">VERSE 3</text:span>]</text:p>
      <text:p text:style-name="P3">C/G <text:s text:c="22"/>Am/E</text:p>
      <text:p text:style-name="P3">You and me have seen everything to see</text:p>
      <text:p text:style-name="P3"><text:s text:c="16"/>F <text:s text:c="15"/>C <text:s text:c="12"/>G</text:p>
      <text:p text:style-name="P3">from Bangkok to Calgary, and the soles of your shoes</text:p>
      <text:p text:style-name="P3"><text:s text:c="5"/>C/G <text:s text:c="24"/>Am/E</text:p>
      <text:p text:style-name="P3">are all worn down. <text:s/>The time for sleep is now</text:p>
      <text:p text:style-name="P2"><text:s text:c="20"/>F</text:p>
      <text:p text:style-name="P2">but it's nothing to cry about <text:s/></text:p>
      <text:p text:style-name="P2"><text:s text:c="13"/>C <text:s text:c="14"/>G</text:p>
      <text:p text:style-name="P2">'cause we'll hold each other soon</text:p>
      <text:p text:style-name="P2"><text:s text:c="7"/>Am <text:s text:c="9"/>F</text:p>
      <text:p text:style-name="P2">in the blackest of rooms.</text:p>
      <text:p text:style-name="P6">[<text:span text:style-name="T1">CHORUS</text:span>]</text:p>
      <text:p text:style-name="P3"><text:s text:c="3"/>Am <text:s text:c="14"/>C <text:s text:c="14"/>F <text:s text:c="13"/>C <text:s/>G</text:p>
      <text:p text:style-name="P3">If heaven and hell decide that they both are satisfied</text:p>
      <text:p text:style-name="P3"><text:s text:c="2"/>Am <text:s text:c="10"/>C <text:s text:c="13"/>G</text:p>
      <text:p text:style-name="P3">illuminate the "no"s on their vacancy signs</text:p>
      <text:p text:style-name="P3"><text:s text:c="5"/>Am <text:s text:c="13"/>C <text:s text:c="16"/>E <text:s text:c="5"/>Am <text:s text:c="2"/>Am/G</text:p>
      <text:p text:style-name="P3">If there's no one beside you when your soul embarks</text:p>
      <text:p text:style-name="P3"><text:s text:c="5"/>F <text:s text:c="10"/>Fm <text:s text:c="10"/>C <text:s text:c="3"/>G/B</text:p>
      <text:p text:style-name="P2">Then I'll follow you into the dark</text:p>
      <text:p text:style-name="P2"><text:s text:c="5"/>F <text:s text:c="10"/>Fm <text:s text:c="10"/>C/G</text:p>
      <text:p text:style-name="P2">Then I'll follow you into the da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M49S</meta:editing-duration>
    <meta:editing-cycles>38</meta:editing-cycles>
    <meta:generator>LibreOffice/6.1.5.2$Linux_X86_64 LibreOffice_project/10$Build-2</meta:generator>
    <dc:title>Lyrics + Chords</dc:title>
    <dc:date>2020-01-07T19:05:31.903740509</dc:date>
    <meta:print-date>2017-04-03T12:23:29.985893000</meta:print-date>
    <meta:document-statistic meta:table-count="0" meta:image-count="0" meta:object-count="0" meta:page-count="3" meta:paragraph-count="68" meta:word-count="359" meta:character-count="2440" meta:non-whitespace-character-count="127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